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office:font-face-decls>
  <office:automatic-styles>
    <style:style style:name="TBL_0_0" style:master-page-name="master_0" style:family="table">
      <style:table-properties table:align="left" style:width="8.26in"/>
    </style:style>
    <style:style style:name="TBL_0_0_col_0" style:family="table-column">
      <style:table-column-properties style:column-width="0.27in"/>
    </style:style>
    <style:style style:name="TBL_0_0_col_1" style:family="table-column">
      <style:table-column-properties style:column-width="0.01in"/>
    </style:style>
    <style:style style:name="TBL_0_0_col_2" style:family="table-column">
      <style:table-column-properties style:column-width="0.13in"/>
    </style:style>
    <style:style style:name="TBL_0_0_col_3" style:family="table-column">
      <style:table-column-properties style:column-width="0.55in"/>
    </style:style>
    <style:style style:name="TBL_0_0_col_4" style:family="table-column">
      <style:table-column-properties style:column-width="6.98in"/>
    </style:style>
    <style:style style:name="TBL_0_0_col_5" style:family="table-column">
      <style:table-column-properties style:column-width="0.01in"/>
    </style:style>
    <style:style style:name="TBL_0_0_col_6" style:family="table-column">
      <style:table-column-properties style:column-width="0.01in"/>
    </style:style>
    <style:style style:name="TBL_0_0_col_7" style:family="table-column">
      <style:table-column-properties style:column-width="0.13in"/>
    </style:style>
    <style:style style:name="TBL_0_0_col_8" style:family="table-column">
      <style:table-column-properties style:column-width="0.12in"/>
    </style:style>
    <style:style style:name="TBL_0_0_row_0" style:family="table-row">
      <style:table-row-properties style:use-optimal-row-height="false" style:row-height="0.27in"/>
    </style:style>
    <style:style style:name="C0" style:family="table-cell">
      <style:table-cell-properties fo:wrap-option="wrap" style:shrink-to-fit="false" style:vertical-align="top"/>
      <style:paragraph-properties fo:text-align="start"/>
    </style:style>
    <style:style style:name="TBL_0_0_row_1" style:family="table-row">
      <style:table-row-properties style:use-optimal-row-height="false" style:row-height="0.36in"/>
    </style:style>
    <style:style style:name="C1" style:family="table-cell">
      <style:table-cell-properties fo:wrap-option="wrap" style:shrink-to-fit="false" fo:padding-top="0.0in" fo:padding-left="0.0in" fo:padding-bottom="0.0in" fo:padding-right="0.0in" style:vertical-align="top"/>
      <style:paragraph-properties fo:text-align="start"/>
    </style:style>
    <style:style style:name="G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BL_0_0_row_2" style:family="table-row">
      <style:table-row-properties style:use-optimal-row-height="false" style:row-height="0.19in"/>
    </style:style>
    <style:style style:name="TBL_0_0_row_3" style:family="table-row">
      <style:table-row-properties style:use-optimal-row-height="false" style:row-height="0.08in"/>
    </style:style>
    <style:style style:name="TBL_0_0_row_4" style:family="table-row">
      <style:table-row-properties style:use-optimal-row-height="false" style:row-height="0.02in"/>
    </style:style>
    <style:style style:name="TBL_0_0_row_5" style:family="table-row">
      <style:table-row-properties style:use-optimal-row-height="false" style:row-height="1.31in"/>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Arial" fo:font-size="8.0pt" style:font-size-asian="8.0pt" style:font-size-complex="8.0pt">
</style:text-properties>
    </style:style>
    <style:style style:name="T1" style:family="text">
      <style:text-properties style:font-name="Arial" fo:font-size="8.0pt" style:font-size-asian="8.0pt" style:font-size-complex="8.0pt" fo:font-weight="bold">
</style:text-properties>
    </style:style>
    <style:style style:name="T2" style:family="text">
      <style:text-properties style:font-name="Arial" fo:font-size="8.0pt" style:font-size-asian="8.0pt" style:font-size-complex="8.0pt" fo:font-style="italic">
</style:text-properties>
    </style:style>
    <style:style style:name="TBL_0_0_row_6" style:family="table-row">
      <style:table-row-properties style:use-optimal-row-height="false" style:row-height="0.19in"/>
    </style:style>
    <style:style style:name="C2" style:family="table-cell">
      <style:table-cell-properties fo:wrap-option="wrap" style:shrink-to-fit="false" fo:background-color="#92D050" fo:padding-top="0.0in" fo:padding-left="0.0in" fo:padding-bottom="0.0in" fo:padding-right="0.0in" style:vertical-align="top"/>
      <style:paragraph-properties fo:text-align="center"/>
    </style:style>
    <style:style style:name="P1" style:family="paragraph">
      <style:paragraph-properties fo:line-height="100%" fo:text-align="center" fo:text-indent="0.0in" fo:margin-left="0.0in" fo:margin-right="0.0in" fo:margin-top="0.0in" fo:margin-bottom="0.0in" style:vertical-align="top">
</style:paragraph-properties>
      <style:text-properties style:text-rotation-angle="0">
</style:text-properties>
    </style:style>
    <style:style style:name="T3" style:family="text">
      <style:text-properties style:font-name="Arial" fo:font-size="8.0pt" style:font-size-asian="8.0pt" style:font-size-complex="8.0pt" fo:background-color="#92D050">
</style:text-properties>
    </style:style>
    <style:style style:name="TBL_0_0_row_7" style:family="table-row">
      <style:table-row-properties style:use-optimal-row-height="false" style:row-height="1.7in"/>
    </style:style>
    <style:style style:name="TBL_0_0_row_8" style:family="table-row">
      <style:table-row-properties style:use-optimal-row-height="false" style:row-height="0.19in"/>
    </style:style>
    <style:style style:name="TBL_0_0_row_9" style:family="table-row">
      <style:table-row-properties style:use-optimal-row-height="false" style:row-height="1.0in"/>
    </style:style>
    <style:style style:name="TBL_0_0_row_10" style:family="table-row">
      <style:table-row-properties style:use-optimal-row-height="false" style:row-height="0.19in"/>
    </style:style>
    <style:style style:name="TBL_0_0_row_11" style:family="table-row">
      <style:table-row-properties style:use-optimal-row-height="false" style:row-height="0.93in"/>
    </style:style>
    <style:style style:name="C3" style:family="table-cell">
      <style:table-cell-properties fo:wrap-option="wrap" style:shrink-to-fit="false" fo:background-color="#FFFFFF" fo:border-top="0.013888888888888888in solid #000000" fo:padding-top="0.0in" fo:border-left="0.013888888888888888in solid #000000" fo:padding-left="0.0in" fo:border-bottom="0.013888888888888888in solid #000000" fo:padding-bottom="0.0in" fo:border-right="0.013888888888888888in solid #000000" fo:padding-right="0.0in" style:vertical-align="top"/>
      <style:paragraph-properties fo:text-align="start"/>
    </style:style>
    <style:style style:name="TBL_0_0_8" style:family="table">
      <style:table-properties table:align="left" style:width="7.68in"/>
    </style:style>
    <style:style style:name="TBL_0_0_8_col_0" style:family="table-column">
      <style:table-column-properties style:column-width="1.44in"/>
    </style:style>
    <style:style style:name="TBL_0_0_8_col_1" style:family="table-column">
      <style:table-column-properties style:column-width="1.25in"/>
    </style:style>
    <style:style style:name="TBL_0_0_8_col_2" style:family="table-column">
      <style:table-column-properties style:column-width="1.25in"/>
    </style:style>
    <style:style style:name="TBL_0_0_8_col_3" style:family="table-column">
      <style:table-column-properties style:column-width="1.79in"/>
    </style:style>
    <style:style style:name="TBL_0_0_8_col_4" style:family="table-column">
      <style:table-column-properties style:column-width="1.94in"/>
    </style:style>
    <style:style style:name="TBL_0_0_8_row_0" style:family="table-row">
      <style:table-row-properties style:use-optimal-row-height="false" style:row-height="0.41in"/>
    </style:style>
    <style:style style:name="C4" style:family="table-cell">
      <style:table-cell-properties fo:wrap-option="wrap" style:shrink-to-fit="false" fo:background-color="#F0F8F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top"/>
      <style:paragraph-properties fo:text-align="start"/>
    </style:style>
    <style:style style:name="TBL_0_0_8_0" style:family="table">
      <style:table-properties table:align="left" style:width="1.44in"/>
    </style:style>
    <style:style style:name="TBL_0_0_8_0_col_0" style:family="table-column">
      <style:table-column-properties style:column-width="1.44in"/>
    </style:style>
    <style:style style:name="TBL_0_0_8_0_row_0" style:family="table-row">
      <style:table-row-properties style:use-optimal-row-height="false" style:row-height="0.41in"/>
    </style:style>
    <style:style style:name="C5" style:family="table-cell">
      <style:table-cell-properties fo:wrap-option="wrap" style:shrink-to-fit="false" fo:padding-top="0.0in" fo:padding-left="0.0in" fo:padding-bottom="0.0in" fo:padding-right="0.0in" style:vertical-align="middle"/>
      <style:paragraph-properties fo:text-align="center"/>
    </style:style>
    <style:style style:name="P2" style:family="paragraph">
      <style:paragraph-properties fo:line-height="100%" fo:text-align="center" fo:text-indent="0.0in" fo:margin-left="0.0in" fo:margin-right="0.0in" fo:margin-top="0.0in" fo:margin-bottom="0.0in" style:vertical-align="middle">
</style:paragraph-properties>
      <style:text-properties style:text-rotation-angle="0">
</style:text-properties>
    </style:style>
    <style:style style:name="TBL_0_0_8_1" style:family="table">
      <style:table-properties table:align="left" style:width="1.25in"/>
    </style:style>
    <style:style style:name="TBL_0_0_8_1_col_0" style:family="table-column">
      <style:table-column-properties style:column-width="1.25in"/>
    </style:style>
    <style:style style:name="TBL_0_0_8_1_row_0" style:family="table-row">
      <style:table-row-properties style:use-optimal-row-height="false" style:row-height="0.41in"/>
    </style:style>
    <style:style style:name="TBL_0_0_8_2" style:family="table">
      <style:table-properties table:align="left" style:width="1.25in"/>
    </style:style>
    <style:style style:name="TBL_0_0_8_2_col_0" style:family="table-column">
      <style:table-column-properties style:column-width="1.25in"/>
    </style:style>
    <style:style style:name="TBL_0_0_8_2_row_0" style:family="table-row">
      <style:table-row-properties style:use-optimal-row-height="false" style:row-height="0.41in"/>
    </style:style>
    <style:style style:name="TBL_0_0_8_3" style:family="table">
      <style:table-properties table:align="left" style:width="1.79in"/>
    </style:style>
    <style:style style:name="TBL_0_0_8_3_col_0" style:family="table-column">
      <style:table-column-properties style:column-width="1.79in"/>
    </style:style>
    <style:style style:name="TBL_0_0_8_3_row_0" style:family="table-row">
      <style:table-row-properties style:use-optimal-row-height="false" style:row-height="0.41in"/>
    </style:style>
    <style:style style:name="TBL_0_0_8_4" style:family="table">
      <style:table-properties table:align="left" style:width="1.94in"/>
    </style:style>
    <style:style style:name="TBL_0_0_8_4_col_0" style:family="table-column">
      <style:table-column-properties style:column-width="1.94in"/>
    </style:style>
    <style:style style:name="TBL_0_0_8_4_row_0" style:family="table-row">
      <style:table-row-properties style:use-optimal-row-height="false" style:row-height="0.41in"/>
    </style:style>
    <style:style style:name="TBL_0_0_8_row_1" style:family="table-row">
      <style:table-row-properties style:use-optimal-row-height="false" style:row-height="0.51in"/>
    </style:style>
    <style:style style:name="C6" style:family="table-cell">
      <style:table-cell-properties fo:wrap-option="wrap" style:shrink-to-fit="false" fo:background-color="#FFFFF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top"/>
      <style:paragraph-properties fo:text-align="start"/>
    </style:style>
    <style:style style:name="TBL_0_0_8_5" style:family="table">
      <style:table-properties table:align="left" style:width="1.44in"/>
    </style:style>
    <style:style style:name="TBL_0_0_8_5_col_0" style:family="table-column">
      <style:table-column-properties style:column-width="0.13in"/>
    </style:style>
    <style:style style:name="TBL_0_0_8_5_col_1" style:family="table-column">
      <style:table-column-properties style:column-width="1.3in"/>
    </style:style>
    <style:style style:name="TBL_0_0_8_5_row_0" style:family="table-row">
      <style:table-row-properties style:use-optimal-row-height="false" style:row-height="0.41in"/>
    </style:style>
    <style:style style:name="C7" style:family="table-cell">
      <style:table-cell-properties fo:wrap-option="wrap" style:shrink-to-fit="false" fo:padding-top="0.0in" fo:padding-left="0.0in" fo:padding-bottom="0.0in" fo:padding-right="0.0in" style:vertical-align="middle"/>
      <style:paragraph-properties fo:text-align="start"/>
    </style:style>
    <style:style style:name="P3"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BL_0_0_8_6" style:family="table">
      <style:table-properties table:align="left" style:width="1.25in"/>
    </style:style>
    <style:style style:name="TBL_0_0_8_6_col_0" style:family="table-column">
      <style:table-column-properties style:column-width="1.25in"/>
    </style:style>
    <style:style style:name="TBL_0_0_8_6_row_0" style:family="table-row">
      <style:table-row-properties style:use-optimal-row-height="false" style:row-height="0.41in"/>
    </style:style>
    <style:style style:name="TBL_0_0_8_7" style:family="table">
      <style:table-properties table:align="left" style:width="1.25in"/>
    </style:style>
    <style:style style:name="TBL_0_0_8_7_col_0" style:family="table-column">
      <style:table-column-properties style:column-width="1.25in"/>
    </style:style>
    <style:style style:name="TBL_0_0_8_7_row_0" style:family="table-row">
      <style:table-row-properties style:use-optimal-row-height="false" style:row-height="0.41in"/>
    </style:style>
    <style:style style:name="TBL_0_0_8_8" style:family="table">
      <style:table-properties table:align="left" style:width="1.79in"/>
    </style:style>
    <style:style style:name="TBL_0_0_8_8_col_0" style:family="table-column">
      <style:table-column-properties style:column-width="1.79in"/>
    </style:style>
    <style:style style:name="TBL_0_0_8_8_row_0" style:family="table-row">
      <style:table-row-properties style:use-optimal-row-height="false" style:row-height="0.41in"/>
    </style:style>
    <style:style style:name="TBL_0_0_8_9" style:family="table">
      <style:table-properties table:align="left" style:width="1.94in"/>
    </style:style>
    <style:style style:name="TBL_0_0_8_9_col_0" style:family="table-column">
      <style:table-column-properties style:column-width="1.94in"/>
    </style:style>
    <style:style style:name="TBL_0_0_8_9_row_0" style:family="table-row">
      <style:table-row-properties style:use-optimal-row-height="false" style:row-height="0.41in"/>
    </style:style>
    <style:style style:name="TBL_0_0_row_12" style:family="table-row">
      <style:table-row-properties style:use-optimal-row-height="false" style:row-height="0.01in"/>
    </style:style>
    <style:style style:name="TBL_0_0_row_13" style:family="table-row">
      <style:table-row-properties style:use-optimal-row-height="false" style:row-height="0.19in"/>
    </style:style>
    <style:style style:name="TBL_0_0_row_14" style:family="table-row">
      <style:table-row-properties style:use-optimal-row-height="false" style:row-height="0.51in"/>
    </style:style>
    <style:style style:name="TBL_0_0_row_15" style:family="table-row">
      <style:table-row-properties style:use-optimal-row-height="false" style:row-height="0.19in"/>
    </style:style>
    <style:style style:name="TBL_0_0_row_16" style:family="table-row">
      <style:table-row-properties style:use-optimal-row-height="false" style:row-height="3.26in"/>
    </style:style>
    <style:style style:name="TBL_0_0_row_17" style:family="table-row">
      <style:table-row-properties style:use-optimal-row-height="false" style:row-height="0.75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_0_0">
        <table:table-column table:style-name="TBL_0_0_col_0">
</table:table-column>
        <table:table-column table:style-name="TBL_0_0_col_1">
</table:table-column>
        <table:table-column table:style-name="TBL_0_0_col_2">
</table:table-column>
        <table:table-column table:style-name="TBL_0_0_col_3">
</table:table-column>
        <table:table-column table:style-name="TBL_0_0_col_4">
</table:table-column>
        <table:table-column table:style-name="TBL_0_0_col_5">
</table:table-column>
        <table:table-column table:style-name="TBL_0_0_col_6">
</table:table-column>
        <table:table-column table:style-name="TBL_0_0_col_7">
</table:table-column>
        <table:table-column table:style-name="TBL_0_0_col_8">
</table:table-column>
        <table:table-row table:style-name="TBL_0_0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
          <table:table-cell table:style-name="C0"/>
          <table:table-cell table:style-name="C0"/>
          <table:table-cell table:style-name="C0"/>
          <table:table-cell table:style-name="C1" table:number-rows-spanned="2">
            <text:p><text:bookmark text:name="JR_PAGE_ANCHOR_0_1"/>
<draw:frame text:anchor-type="paragraph" draw:style-name="G0" svg:x="0.0in" svg:y="0.0in" svg:width="0.55in" svg:height="0.55in"><draw:image xlink:href="Pictures/img_0_0_3" xlink:type="simple" xlink:show="embed" xlink:actuate="onLoad"/>
</draw:frame></text:p>
          </table:table-cell>
          <table:table-cell table:style-name="C0"/>
          <table:table-cell table:style-name="C0"/>
          <table:table-cell table:style-name="C0"/>
          <table:table-cell table:style-name="C0"/>
          <table:table-cell table:style-name="C0"/>
        </table:table-row>
        <table:table-row table:style-name="TBL_0_0_row_2">
          <table:table-cell table:style-name="C0"/>
          <table:table-cell table:style-name="C0"/>
          <table:table-cell table:style-name="C0"/>
          <table:covered-table-cell/>
          <table:table-cell table:style-name="C0"/>
          <table:table-cell table:style-name="C0"/>
          <table:table-cell table:style-name="C0"/>
          <table:table-cell table:style-name="C0"/>
          <table:table-cell table:style-name="C0"/>
        </table:table-row>
        <table:table-row table:style-name="TBL_0_0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5">
          <table:table-cell table:style-name="C0"/>
          <table:table-cell table:style-name="C1" table:number-columns-spanned="5">
            <text:p text:style-name="P0"><text:span text:style-name="T0">Я, </text:span><text:span text:style-name="T1">Прізвище Ім'я По батькові</text:span><text:span text:style-name="T0"> прошу АТ «Банк» надати мені споживчий кредит на таких умовах:<text:line-break/>Строк користування кредитом </text:span><text:span text:style-name="T1">24</text:span><text:span text:style-name="T0"> міс. Сума кредиту </text:span><text:span text:style-name="T1">85 000,00 грн. (вісімдесят п’ять тисяч гривень 00 копійок).</text:span><text:span text:style-name="T0"> Перший внесок </text:span><text:span text:style-name="T1">15 000,00 грн. (п’ятнадцять тисяч гривень 00 копійок).</text:span><text:span text:style-name="T0"> Валюта кредиту </text:span><text:span text:style-name="T1">гривня.</text:span><text:span text:style-name="T0"><text:line-break/>Також, прошу АТ «Банк» надати мені додатковий кредит - Кредитну картку з наступними умовами (на умовах Кредитного договору):<text:line-break/>Максимальна сума ліміту додаткового кредиту </text:span><text:span text:style-name="T1">50 000,00</text:span><text:span text:style-name="T0"> гривень.<text:line-break/>Максимальна процентна ставка за додатковим кредитом </text:span><text:span text:style-name="T1">40%</text:span><text:span text:style-name="T0"> річних від фактично використаної суми додаткового кредиту.<text:line-break/>Строк дії ліміту кредитування </text:span><text:span text:style-name="T1">24</text:span><text:span text:style-name="T0"> місяці (з можливістю подовження на новий строк за рішенням Банку).<text:line-break/></text:span><text:span text:style-name="T2">Цим підписом я відмовляюсь від можливості отримання додаткового кредиту</text:span><text:span text:style-name="T0"> _____________ (Підпис, </text:span><text:span text:style-name="T1">Прізвище Ім'я По батькові</text:span><text:span text:style-name="T0">)</text:span></text:p>
          </table:table-cell>
          <table:covered-table-cell/>
          <table:covered-table-cell/>
          <table:covered-table-cell/>
          <table:covered-table-cell/>
          <table:table-cell table:style-name="C0"/>
          <table:table-cell table:style-name="C0"/>
          <table:table-cell table:style-name="C0"/>
        </table:table-row>
        <table:table-row table:style-name="TBL_0_0_row_6">
          <table:table-cell table:style-name="C0"/>
          <table:table-cell table:style-name="C2" table:number-columns-spanned="5">
            <text:p text:style-name="P1"><text:span text:style-name="T3">Особисті відомості про клієнта</text:span></text:p>
          </table:table-cell>
          <table:covered-table-cell/>
          <table:covered-table-cell/>
          <table:covered-table-cell/>
          <table:covered-table-cell/>
          <table:table-cell table:style-name="C0"/>
          <table:table-cell table:style-name="C0"/>
          <table:table-cell table:style-name="C0"/>
        </table:table-row>
        <table:table-row table:style-name="TBL_0_0_row_7">
          <table:table-cell table:style-name="C0"/>
          <table:table-cell table:style-name="C0"/>
          <table:table-cell table:style-name="C1" table:number-columns-spanned="6">
            <text:p text:style-name="P0"><text:span text:style-name="T0">Прізвище (латинськими буквами): </text:span><text:span text:style-name="T1">Prizvyshche</text:span><text:span text:style-name="T0"> Ім'я (латинськими буквами): </text:span><text:span text:style-name="T1">Imia</text:span><text:span text:style-name="T0"><text:line-break/>Прізвище, ім’я, по-батькові (російською мовою): </text:span><text:span text:style-name="T1">${in_person_fio_ru}</text:span><text:span text:style-name="T0"><text:line-break/>Прізвище, ім’я, по-батькові (українською мовою): ${in_person_fio}<text:line-break/>Чи змінював клієнт прізвище Ні Дата народження:  Місце народження: ${in_person.birth_place}<text:line-break/>ІПН ${in_person.tin} Дата видачі ІПН  Дата реєстрації ІПН  Ким виданий ІПН ${in_person.issuer_of_tin} Громадянство Українське Стать: #dictionary("gender", ${in_person.dictionary_gender})<text:line-break/>Паспорт: Серія, номер: ${in_person.identity_document_number} Дата видачі:  Виданий: ${in_person.issuer_of_identity_document}<text:line-break/>Адреса за реєстрацією (постійна):   обл.,<text:line-break/>  район,<text:line-break/> м. Адреса фактичного місця проживання:   обл.,<text:line-break/>  район,<text:line-break/> м. Ситуація з житлом #dictionary("habitationSituation", ${in_person.dictionary_habitation_situation}) З якого часу  року. Сімейний стан: #dictionary("maritalStatus", ${in_person.dictionary_marital_status}) Кількість осіб на утриманні: ${in_person.number_of_children}<text:line-break/></text:span></text:p>
          </table:table-cell>
          <table:covered-table-cell/>
          <table:covered-table-cell/>
          <table:covered-table-cell/>
          <table:covered-table-cell/>
          <table:covered-table-cell/>
          <table:table-cell table:style-name="C0"/>
        </table:table-row>
        <table:table-row table:style-name="TBL_0_0_row_8">
          <table:table-cell table:style-name="C0"/>
          <table:table-cell table:style-name="C2" table:number-columns-spanned="5">
            <text:p text:style-name="P1"><text:span text:style-name="T3">Особисті відомості про дружину/чоловіка клієнта</text:span></text:p>
          </table:table-cell>
          <table:covered-table-cell/>
          <table:covered-table-cell/>
          <table:covered-table-cell/>
          <table:covered-table-cell/>
          <table:table-cell table:style-name="C0"/>
          <table:table-cell table:style-name="C0"/>
          <table:table-cell table:style-name="C0"/>
        </table:table-row>
        <table:table-row table:style-name="TBL_0_0_row_9">
          <table:table-cell table:style-name="C0"/>
          <table:table-cell table:style-name="C1" table:number-columns-spanned="5">
            <text:p text:style-name="P0"><text:span text:style-name="T0">Прізвище </text:span><text:span text:style-name="T1">${in_person_partner.last_name}</text:span><text:span text:style-name="T0"> Ім'я та по-батькові </text:span><text:span text:style-name="T1">${in_person_partner.first_name} ${in_person_partner.patronymic_name}</text:span><text:span text:style-name="T0"><text:line-break/>Дата народження  Стать </text:span><text:span text:style-name="T1">#dictionary("gender", ${in_person_partner.dictionary_gender})</text:span><text:span text:style-name="T0"> ІПН: </text:span><text:span text:style-name="T1">${in_person_partner.tin}</text:span><text:span text:style-name="T0"><text:line-break/>Громадянство Українське Дата реєстрації ІПН:  Дата видачі ІПН:  Ким виданий ІПН: </text:span><text:span text:style-name="T1">${in_person_partner.issuer_of_tin}</text:span><text:span text:style-name="T0"><text:line-break/>Тип документу Паспорт громадянина України Серія, номер </text:span><text:span text:style-name="T1">${in_person_partner.identity_document_number}</text:span><text:span text:style-name="T0"> Дата видачі:  Виданий: </text:span><text:span text:style-name="T1">${in_person_partner.issuer_of_identity_document}</text:span><text:span text:style-name="T0"><text:line-break/>Рівень освіти </text:span><text:span text:style-name="T1">#dictionary("levelOfEducation", ${in_person_partner.dict_level_of_education})</text:span></text:p>
          </table:table-cell>
          <table:covered-table-cell/>
          <table:covered-table-cell/>
          <table:covered-table-cell/>
          <table:covered-table-cell/>
          <table:table-cell table:style-name="C0"/>
          <table:table-cell table:style-name="C0"/>
          <table:table-cell table:style-name="C0"/>
        </table:table-row>
        <table:table-row table:style-name="TBL_0_0_row_10">
          <table:table-cell table:style-name="C0"/>
          <table:table-cell table:style-name="C0"/>
          <table:table-cell table:style-name="C2" table:number-columns-spanned="5">
            <text:p text:style-name="P1"><text:span text:style-name="T3">Інформація про автомобіль</text:span></text:p>
          </table:table-cell>
          <table:covered-table-cell/>
          <table:covered-table-cell/>
          <table:covered-table-cell/>
          <table:covered-table-cell/>
          <table:table-cell table:style-name="C0"/>
          <table:table-cell table:style-name="C0"/>
        </table:table-row>
        <table:table-row table:style-name="TBL_0_0_row_11">
          <table:table-cell table:style-name="C0"/>
          <table:table-cell table:style-name="C0"/>
          <table:table-cell table:style-name="C3" table:number-columns-spanned="3">
            <table:table is-subtable="true" table:name="TBL_0_0_8" table:style-name="TBL_0_0_8">
              <table:table-column table:style-name="TBL_0_0_8_col_0">
</table:table-column>
              <table:table-column table:style-name="TBL_0_0_8_col_1">
</table:table-column>
              <table:table-column table:style-name="TBL_0_0_8_col_2">
</table:table-column>
              <table:table-column table:style-name="TBL_0_0_8_col_3">
</table:table-column>
              <table:table-column table:style-name="TBL_0_0_8_col_4">
</table:table-column>
              <table:table-row table:style-name="TBL_0_0_8_row_0">
                <table:table-cell table:style-name="C4">
                  <table:table is-subtable="true" table:name="TBL_0_0_8_0" table:style-name="TBL_0_0_8_0">
                    <table:table-column table:style-name="TBL_0_0_8_0_col_0">
</table:table-column>
                    <table:table-row table:style-name="TBL_0_0_8_0_row_0">
                      <table:table-cell table:style-name="C5">
                        <text:p text:style-name="P2"><text:span text:style-name="T0">№</text:span></text:p>
                      </table:table-cell>
                    </table:table-row>
                  </table:table>
                </table:table-cell>
                <table:table-cell table:style-name="C4">
                  <table:table is-subtable="true" table:name="TBL_0_0_8_1" table:style-name="TBL_0_0_8_1">
                    <table:table-column table:style-name="TBL_0_0_8_1_col_0">
</table:table-column>
                    <table:table-row table:style-name="TBL_0_0_8_1_row_0">
                      <table:table-cell table:style-name="C5">
                        <text:p text:style-name="P2"><text:span text:style-name="T0">Тип транспортного засобу</text:span></text:p>
                      </table:table-cell>
                    </table:table-row>
                  </table:table>
                </table:table-cell>
                <table:table-cell table:style-name="C4">
                  <table:table is-subtable="true" table:name="TBL_0_0_8_2" table:style-name="TBL_0_0_8_2">
                    <table:table-column table:style-name="TBL_0_0_8_2_col_0">
</table:table-column>
                    <table:table-row table:style-name="TBL_0_0_8_2_row_0">
                      <table:table-cell table:style-name="C5">
                        <text:p text:style-name="P2"><text:span text:style-name="T0">Марка автомобіля</text:span></text:p>
                      </table:table-cell>
                    </table:table-row>
                  </table:table>
                </table:table-cell>
                <table:table-cell table:style-name="C4">
                  <table:table is-subtable="true" table:name="TBL_0_0_8_3" table:style-name="TBL_0_0_8_3">
                    <table:table-column table:style-name="TBL_0_0_8_3_col_0">
</table:table-column>
                    <table:table-row table:style-name="TBL_0_0_8_3_row_0">
                      <table:table-cell table:style-name="C5">
                        <text:p text:style-name="P2"><text:span text:style-name="T0">Модель автомобіля</text:span></text:p>
                      </table:table-cell>
                    </table:table-row>
                  </table:table>
                </table:table-cell>
                <table:table-cell table:style-name="C4">
                  <table:table is-subtable="true" table:name="TBL_0_0_8_4" table:style-name="TBL_0_0_8_4">
                    <table:table-column table:style-name="TBL_0_0_8_4_col_0">
</table:table-column>
                    <table:table-row table:style-name="TBL_0_0_8_4_row_0">
                      <table:table-cell table:style-name="C5">
                        <text:p text:style-name="P2"><text:span text:style-name="T0">Ціна автомобіля</text:span></text:p>
                      </table:table-cell>
                    </table:table-row>
                  </table:table>
                </table:table-cell>
              </table:table-row>
              <table:table-row table:style-name="TBL_0_0_8_row_1">
                <table:table-cell table:style-name="C6">
                  <table:table is-subtable="true" table:name="TBL_0_0_8_5" table:style-name="TBL_0_0_8_5">
                    <table:table-column table:style-name="TBL_0_0_8_5_col_0">
</table:table-column>
                    <table:table-column table:style-name="TBL_0_0_8_5_col_1">
</table:table-column>
                    <table:table-row table:style-name="TBL_0_0_8_5_row_0">
                      <table:table-cell table:style-name="C0"/>
                      <table:table-cell table:style-name="C7">
                        <text:p text:style-name="P3"><text:span text:style-name="T0">1</text:span></text:p>
                      </table:table-cell>
                    </table:table-row>
                  </table:table>
                </table:table-cell>
                <table:table-cell table:style-name="C6">
                  <table:table is-subtable="true" table:name="TBL_0_0_8_6" table:style-name="TBL_0_0_8_6">
                    <table:table-column table:style-name="TBL_0_0_8_6_col_0">
</table:table-column>
                    <table:table-row table:style-name="TBL_0_0_8_6_row_0">
                      <table:table-cell table:style-name="C7">
                        <text:p text:style-name="P3"><text:span text:style-name="T0">Новий автомобіль</text:span></text:p>
                      </table:table-cell>
                    </table:table-row>
                  </table:table>
                </table:table-cell>
                <table:table-cell table:style-name="C6">
                  <table:table is-subtable="true" table:name="TBL_0_0_8_7" table:style-name="TBL_0_0_8_7">
                    <table:table-column table:style-name="TBL_0_0_8_7_col_0">
</table:table-column>
                    <table:table-row table:style-name="TBL_0_0_8_7_row_0">
                      <table:table-cell table:style-name="C7">
                        <text:p text:style-name="P3"><text:span text:style-name="T0">#dictionary("carBrand", ${in_goods.get(0).dictionary_carBrand})</text:span></text:p>
                      </table:table-cell>
                    </table:table-row>
                  </table:table>
                </table:table-cell>
                <table:table-cell table:style-name="C6">
                  <table:table is-subtable="true" table:name="TBL_0_0_8_8" table:style-name="TBL_0_0_8_8">
                    <table:table-column table:style-name="TBL_0_0_8_8_col_0">
</table:table-column>
                    <table:table-row table:style-name="TBL_0_0_8_8_row_0">
                      <table:table-cell table:style-name="C7">
                        <text:p text:style-name="P3"><text:span text:style-name="T0">#dictionary("carModel", ${in_goods.get(0).dictionary_carModel})</text:span></text:p>
                      </table:table-cell>
                    </table:table-row>
                  </table:table>
                </table:table-cell>
                <table:table-cell table:style-name="C6">
                  <table:table is-subtable="true" table:name="TBL_0_0_8_9" table:style-name="TBL_0_0_8_9">
                    <table:table-column table:style-name="TBL_0_0_8_9_col_0">
</table:table-column>
                    <table:table-row table:style-name="TBL_0_0_8_9_row_0">
                      <table:table-cell table:style-name="C7">
                        <text:p text:style-name="P3"><text:span text:style-name="T0">#money(${in_goods.get(0).price})</text:span></text:p>
                      </table:table-cell>
                    </table:table-row>
                  </table:table>
                </table:table-cell>
              </table:table-row>
            </table:table>
          </table:table-cell>
          <table:covered-table-cell/>
          <table:covered-table-cell/>
          <table:table-cell table:style-name="C0"/>
          <table:table-cell table:style-name="C0"/>
          <table:table-cell table:style-name="C0"/>
          <table:table-cell table:style-name="C0"/>
        </table:table-row>
        <table:table-row table:style-name="TBL_0_0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3">
          <table:table-cell table:style-name="C0"/>
          <table:table-cell table:style-name="C2" table:number-columns-spanned="5">
            <text:p text:style-name="P1"><text:span text:style-name="T3">Інформація про страховку</text:span></text:p>
          </table:table-cell>
          <table:covered-table-cell/>
          <table:covered-table-cell/>
          <table:covered-table-cell/>
          <table:covered-table-cell/>
          <table:table-cell table:style-name="C0"/>
          <table:table-cell table:style-name="C0"/>
          <table:table-cell table:style-name="C0"/>
        </table:table-row>
        <table:table-row table:style-name="TBL_0_0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5">
          <table:table-cell table:style-name="C0"/>
          <table:table-cell table:style-name="C2" table:number-columns-spanned="5">
            <text:p text:style-name="P1"><text:span text:style-name="T3">Інформація про трудову діяльність клієнта</text:span></text:p>
          </table:table-cell>
          <table:covered-table-cell/>
          <table:covered-table-cell/>
          <table:covered-table-cell/>
          <table:covered-table-cell/>
          <table:table-cell table:style-name="C0"/>
          <table:table-cell table:style-name="C0"/>
          <table:table-cell table:style-name="C0"/>
        </table:table-row>
        <table:table-row table:style-name="TBL_0_0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7">
          <table:table-cell table:style-name="C0"/>
          <table:table-cell table:style-name="C1" table:number-columns-spanned="6">
            <text:p text:style-name="P0"><text:span text:style-name="T0">Своїм підписом клієнт підтверджує свою згоду на доступ Банку до його кредитної історії, збір, зберіганні, використання та розповсюдження через Бюро кредитних історій інформації про нього (в тому числі інформації, що міститься у державних реєстрах та інших базах даних публічного використання) у порядку, визначеному Законом України «Про організацію формування та обігу кредитних історій». Також своїм підписом клієнт підтверджує, що він проінформований Банком про те, що інформація про назву та адресу Бюро кредитних історій до яких АТ «Банк» буде передавати інформацію для формування кредитних історій.</text:span></text:p>
          </table:table-cell>
          <table:covered-table-cell/>
          <table:covered-table-cell/>
          <table:covered-table-cell/>
          <table:covered-table-cell/>
          <table:covered-table-cell/>
          <table:table-cell table:style-name="C0"/>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in"/>
    </style:default-style>
  </office:styles>
  <office:automatic-styles>
    <style:page-layout style:name="page_0">
      <style:page-layout-properties fo:page-width="8.26in" fo:page-height="11.69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file>